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Rapport TP 3 STR</text:p>
      <text:p text:style-name="P4"/>
      <text:p text:style-name="P4"><text:tab/><text:span text:style-name="T1">Introduction :</text:span></text:p>
      <text:p text:style-name="P3"/>
      <text:p text:style-name="P3"><text:tab/>Le TP a pour objectif de nous faire découvrir la notion de ressources OSEK et quelques problèmes liés à ce dernier comme l’inversion de priorité ainsi que la protection des ressources, partagées entre des les <text:s/>tâches concurrentes à l’aide des primitives GetResource et ReleaseResource.</text:p>
      <text:p text:style-name="P3"/>
      <text:p text:style-name="P5"><text:tab/>Questions :</text:p>
      <text:p text:style-name="P5"><text:s/>1) <text:s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 Sharp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 Sharp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tic Istic</meta:initial-creator>
    <meta:creation-date>2016-03-07T15:33:35</meta:creation-date>
    <dc:date>2016-03-07T15:55:50</dc:date>
    <dc:creator>Istic Istic</dc:creator>
    <meta:editing-duration>PT22M15S</meta:editing-duration>
    <meta:editing-cycles>11</meta:editing-cycles>
    <meta:generator>OpenOffice/4.1.1$Unix OpenOffice.org_project/411m6$Build-9775</meta:generator>
    <meta:document-statistic meta:table-count="0" meta:image-count="0" meta:object-count="0" meta:page-count="1" meta:paragraph-count="5" meta:word-count="53" meta:character-count="334"/>
  </office:meta>
</office:document-meta>
</file>